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Arial" officeooo:rsid="00031374" officeooo:paragraph-rsid="00031374"/>
    </style:style>
    <style:style style:name="P2" style:family="paragraph" style:parent-style-name="Standard">
      <style:paragraph-properties fo:line-height="150%" fo:text-align="justify" style:justify-single-word="false"/>
      <style:text-properties style:font-name="Arial" officeooo:rsid="0004bab1" officeooo:paragraph-rsid="0004bab1"/>
    </style:style>
    <style:style style:name="P3" style:family="paragraph" style:parent-style-name="Standard">
      <style:paragraph-properties fo:line-height="150%" fo:text-align="justify" style:justify-single-word="false"/>
      <style:text-properties style:font-name="Arial" officeooo:paragraph-rsid="00031374"/>
    </style:style>
    <style:style style:name="P4" style:family="paragraph" style:parent-style-name="Standard">
      <style:paragraph-properties fo:line-height="150%" fo:text-align="justify" style:justify-single-word="false"/>
      <style:text-properties style:font-name="Arial" officeooo:paragraph-rsid="0004bab1"/>
    </style:style>
    <style:style style:name="P5" style:family="paragraph" style:parent-style-name="Standard">
      <style:paragraph-properties fo:text-align="justify" style:justify-single-word="false"/>
      <style:text-properties style:font-name="Arial" style:text-underline-style="none"/>
    </style:style>
    <style:style style:name="P6" style:family="paragraph" style:parent-style-name="Standard" style:list-style-name="L18">
      <style:text-properties style:font-name="Arial" style:text-underline-style="none" officeooo:rsid="0006d739" officeooo:paragraph-rsid="0006d739"/>
    </style:style>
    <style:style style:name="P7" style:family="paragraph" style:parent-style-name="Standard">
      <style:paragraph-properties fo:text-align="justify" style:justify-single-word="false"/>
      <style:text-properties officeooo:paragraph-rsid="0006d739"/>
    </style:style>
    <style:style style:name="P8" style:family="paragraph" style:parent-style-name="Standard">
      <style:paragraph-properties fo:line-height="150%" fo:text-align="justify" style:justify-single-word="false"/>
    </style:style>
    <style:style style:name="P9" style:family="paragraph" style:parent-style-name="Standard">
      <style:paragraph-properties fo:line-height="150%" fo:text-align="justify" style:justify-single-word="false"/>
      <style:text-properties officeooo:paragraph-rsid="0006d739"/>
    </style:style>
    <style:style style:name="P10" style:family="paragraph" style:parent-style-name="Standard">
      <style:text-properties officeooo:paragraph-rsid="0006d739"/>
    </style:style>
    <style:style style:name="P11" style:family="paragraph" style:parent-style-name="Text_20_body">
      <style:paragraph-properties fo:line-height="150%" fo:text-align="justify" style:justify-single-word="false"/>
      <style:text-properties style:font-name="Arial" fo:font-weight="bold" officeooo:rsid="00031374" officeooo:paragraph-rsid="00031374" style:font-weight-asian="bold" style:font-weight-complex="bold"/>
    </style:style>
    <style:style style:name="P12" style:family="paragraph" style:parent-style-name="Text_20_body">
      <style:paragraph-properties fo:line-height="150%" fo:text-align="justify" style:justify-single-word="false"/>
      <style:text-properties style:font-name="Arial"/>
    </style:style>
    <style:style style:name="P13" style:family="paragraph" style:parent-style-name="Text_20_body">
      <style:paragraph-properties fo:line-height="150%" fo:text-align="justify" style:justify-single-word="false"/>
      <style:text-properties style:font-name="Arial" officeooo:paragraph-rsid="0004bab1"/>
    </style:style>
    <style:style style:name="P14" style:family="paragraph" style:parent-style-name="Text_20_body" style:list-style-name="L15">
      <style:paragraph-properties fo:line-height="150%" fo:text-align="justify" style:justify-single-word="false"/>
      <style:text-properties style:font-name="Arial"/>
    </style:style>
    <style:style style:name="P15" style:family="paragraph" style:parent-style-name="Text_20_body" style:list-style-name="L2">
      <style:paragraph-properties fo:line-height="150%" fo:text-align="justify" style:justify-single-word="false"/>
    </style:style>
    <style:style style:name="P16" style:family="paragraph" style:parent-style-name="Text_20_body" style:list-style-name="L15">
      <style:paragraph-properties fo:margin-top="0cm" fo:margin-bottom="0cm" loext:contextual-spacing="false" fo:line-height="150%" fo:text-align="justify" style:justify-single-word="false"/>
      <style:text-properties style:font-name="Arial"/>
    </style:style>
    <style:style style:name="P17" style:family="paragraph" style:parent-style-name="Text_20_body" style:list-style-name="L2">
      <style:paragraph-properties fo:margin-top="0cm" fo:margin-bottom="0cm" loext:contextual-spacing="false" fo:line-height="150%" fo:text-align="justify" style:justify-single-word="false"/>
    </style:style>
    <style:style style:name="T1" style:family="text">
      <style:text-properties fo:font-weight="bold"/>
    </style:style>
    <style:style style:name="T2" style:family="text">
      <style:text-properties fo:font-weight="bold" officeooo:rsid="00031374"/>
    </style:style>
    <style:style style:name="T3" style:family="text">
      <style:text-properties fo:font-weight="bold" officeooo:rsid="0004bab1"/>
    </style:style>
    <style:style style:name="T4" style:family="text">
      <style:text-properties fo:font-weight="bold" style:font-weight-asian="bold" style:font-weight-complex="bold"/>
    </style:style>
    <style:style style:name="T5" style:family="text">
      <style:text-properties officeooo:rsid="00031374"/>
    </style:style>
    <style:style style:name="T6" style:family="text">
      <style:text-properties fo:font-weight="normal"/>
    </style:style>
    <style:style style:name="T7" style:family="text">
      <style:text-properties style:font-name="Arial"/>
    </style:style>
    <style:style style:name="T8" style:family="text">
      <style:text-properties style:font-name="Arial" style:text-underline-style="solid" style:text-underline-width="auto" style:text-underline-color="font-color"/>
    </style:style>
    <style:style style:name="T9" style:family="text">
      <style:text-properties style:font-name="Arial" style:text-underline-style="solid" style:text-underline-width="auto" style:text-underline-color="font-color" officeooo:rsid="0006d739"/>
    </style:style>
    <style:style style:name="T10" style:family="text">
      <style:text-properties style:font-name="Arial" officeooo:rsid="0006d739"/>
    </style:style>
    <style:style style:name="T11" style:family="text">
      <style:text-properties style:font-name="Arial" style:text-underline-style="none" officeooo:rsid="0006d739"/>
    </style:style>
    <style:style style:name="T12" style:family="text">
      <style:text-properties style:text-underline-style="solid" style:text-underline-width="auto" style:text-underline-color="font-color"/>
    </style:style>
    <style:style style:name="T13" style:family="text">
      <style:text-properties officeooo:rsid="0006d739"/>
    </style:style>
    <style:style style:name="T14" style:family="text">
      <style:text-properties style:text-underline-style="none" officeooo:rsid="0006d739"/>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Administrador de banco de dados</text:span><text:span text:style-name="T2">(DBA)</text:span></text:p>
      <text:p text:style-name="P1"><text:span text:style-name="T1"/></text:p>
      <text:p text:style-name="P1"><text:span text:style-name="T3">P</text:span><text:span text:style-name="T1">erfil:</text:span></text:p>
      <text:p text:style-name="P8"><text:span text:style-name="T7">O papel pode incluir planejamento de capacidade, instalação, configuração, design de banco de dados, migração, monitoramento de desempenho, segurança, solução de problemas, além de backup e recuperação de dados.</text:span></text:p>
      <text:p text:style-name="P4"/>
      <text:p text:style-name="P2"><text:span text:style-name="T4">Formação nescessaria:</text:span></text:p>
      <text:p text:style-name="P4"><text:span text:style-name="T5"><text:tab/>A</text:span><text:span text:style-name="T6"> maioria desses profissionais é formada por Engenheiros de Computação, Processamento de Dados ou Informática. Também existem cursos tecnológicos de Banco de Dados. </text:span></text:p>
      <text:p text:style-name="P4"><text:span text:style-name="T6"><text:tab/>Existem muitas certificações disponíveis para se tornar um administrador de banco de dados certificado. Muitas dessas certificações são oferecidas pelos próprios fornecedores de banco de dados. As certitificações do administrador de banco de dados podem ser obtidas passando uma série de testes e às vezes outros requisitos. Escolas que oferecem graus de administração de banco de dados também podem ser encontradas.</text:span></text:p>
      <text:p text:style-name="P13"><text:span text:style-name="T6">Por exemplo:</text:span></text:p>
      <text:list xml:id="list8845846765757766962" text:style-name="L15">
        <text:list-item>
          <text:p text:style-name="P16"><text:span text:style-name="T6">IBM Certified Advanced Database Administrator - DB2 10.1 for Linux, Unix and Windows</text:span></text:p>
        </text:list-item>
        <text:list-item>
          <text:p text:style-name="P16">IBM Certified Database Administrator - DB2 10.1 for Linux, Unix, and Windows</text:p>
        </text:list-item>
        <text:list-item>
          <text:p text:style-name="P16">Oracle Database 12c Administrator Certified Professional</text:p>
        </text:list-item>
        <text:list-item>
          <text:p text:style-name="P16">Oracle MySQL 5.6 Database Administrator Certified Professional</text:p>
        </text:list-item>
        <text:list-item>
          <text:p text:style-name="P16">MCSA SQL Server 2012</text:p>
        </text:list-item>
        <text:list-item>
          <text:p text:style-name="P14">MCSE Data Platform Solutions Expert</text:p>
        </text:list-item>
      </text:list>
      <text:p text:style-name="P9"><text:span text:style-name="Strong_20_Emphasis"><text:span text:style-name="T11">Tarefas de um DBA:</text:span></text:span></text:p>
      <text:p text:style-name="P5">Resumidamente, um DBA deve gerenciar os bancos de dados de um ou mais sistemas (geralmente muitos sistemas). Em detalhes, as tarefas que ele deve <text:span text:style-name="T13">r</text:span>ealizar são:</text:p>
      <text:p text:style-name="P5"/>
      <text:list xml:id="list3826233735313769822" text:style-name="L18">
        <text:list-item>
          <text:p text:style-name="P6">Avaliar e definir o hardware necessário para instalar o BD e comportar os seus dados e acessos.</text:p>
        </text:list-item>
        <text:list-item>
          <text:p text:style-name="P6">Instalar o Software do BD, instalar atualizações e correções de bugs e tudo o que for necessário para manter a estrutura física e lógica do BD.</text:p>
        </text:list-item>
        <text:list-item>
          <text:p text:style-name="P6">Definir e criar tabelas, indices e outros objetos de BD.</text:p>
        </text:list-item>
        <text:list-item>
          <text:p text:style-name="P6">Criar o BD e garantir que ele esteja disponível para os usuários.</text:p>
        </text:list-item>
        <text:list-item>
          <text:p text:style-name="P6">Efetuar backups dos BD's e garantir que eles sejam recuperáveis.</text:p>
        </text:list-item>
        <text:list-item>
          <text:p text:style-name="P6"><text:soft-page-break/>Criar usuários de BD e dar a eles privilégios de acesso aos dados, priorizando sempre a segurança dos dados, ou seja, os usuários devem ter o menor privilégio possível de acesso aos dados paraevitar riscos desnecessários e proteger o BD como um todo.</text:p>
        </text:list-item>
        <text:list-item>
          <text:p text:style-name="P6">Definir e implementar estratégias e planos para recuperar o BD em caso de falhas.</text:p>
        </text:list-item>
        <text:list-item>
          <text:p text:style-name="P6">Monitorar constantemente a performance do BD para identificar gargalos de desempenho e definir/implementar soluções para otimizar o seu desempenho. <text:s/></text:p>
        </text:list-item>
        <text:list-item>
          <text:p text:style-name="P6">Manter o tempo de resposta de acesso aos dados de acordo com as expectativas do usuários é o objetivo principal desta tarefa.</text:p>
        </text:list-item>
      </text:list>
      <text:p text:style-name="P12"/>
      <text:p text:style-name="P11">Habilidades e Conhecimentos:</text:p>
      <text:list xml:id="list8572853014155060492" text:style-name="L2">
        <text:list-item>
          <text:p text:style-name="P17"><text:span text:style-name="T7">Conhecimentos na </text:span><text:a xlink:type="simple" xlink:href="https://pt.wikipedia.org/w/index.php?title=Linguagem_de_programação_estruturada&amp;action=edit&amp;redlink=1" text:style-name="Internet_20_link" text:visited-style-name="Visited_20_Internet_20_Link"><text:span text:style-name="T7">linguagem estruturada</text:span></text:a><text:span text:style-name="T7"> </text:span><text:a xlink:type="simple" xlink:href="https://pt.wikipedia.org/wiki/SQL" text:style-name="Internet_20_link" text:visited-style-name="Visited_20_Internet_20_Link"><text:span text:style-name="T7">SQL</text:span></text:a><text:span text:style-name="T7">. </text:span></text:p>
        </text:list-item>
        <text:list-item>
          <text:p text:style-name="P17"><text:span text:style-name="T7">Conhecimentos em </text:span><text:a xlink:type="simple" xlink:href="https://pt.wikipedia.org/wiki/Estrutura_de_dados" text:style-name="Internet_20_link" text:visited-style-name="Visited_20_Internet_20_Link"><text:span text:style-name="T7">estrutura de banco de dados</text:span></text:a><text:span text:style-name="T7">, mais precisamente em </text:span><text:a xlink:type="simple" xlink:href="https://pt.wikipedia.org/wiki/Diagrama_entidade_relacionamento" text:style-name="Internet_20_link" text:visited-style-name="Visited_20_Internet_20_Link"><text:span text:style-name="T7">diagrama entidade-relacionamento</text:span></text:a><text:span text:style-name="T7">. </text:span></text:p>
        </text:list-item>
        <text:list-item>
          <text:p text:style-name="P17"><text:span text:style-name="T7">Entendimento básico de </text:span><text:a xlink:type="simple" xlink:href="https://pt.wikipedia.org/wiki/Arquitetura_de_computadores" text:style-name="Internet_20_link" text:visited-style-name="Visited_20_Internet_20_Link"><text:span text:style-name="T7">Arquitetura de computadores</text:span></text:a><text:span text:style-name="T7">. </text:span></text:p>
        </text:list-item>
        <text:list-item>
          <text:p text:style-name="P17"><text:span text:style-name="T7">Um bom entendimento do funcionamento dos </text:span><text:a xlink:type="simple" xlink:href="https://pt.wikipedia.org/wiki/Sistema_operativo" text:style-name="Internet_20_link" text:visited-style-name="Visited_20_Internet_20_Link"><text:span text:style-name="T7">sistemas operacionais</text:span></text:a><text:span text:style-name="T7">. </text:span></text:p>
        </text:list-item>
        <text:list-item>
          <text:p text:style-name="P15"><text:span text:style-name="T7">Domínio de </text:span><text:a xlink:type="simple" xlink:href="https://pt.wikipedia.org/wiki/SGBD" text:style-name="Internet_20_link" text:visited-style-name="Visited_20_Internet_20_Link"><text:span text:style-name="T7">SGBDs</text:span></text:a><text:span text:style-name="T7"> tais como </text:span><text:a xlink:type="simple" xlink:href="https://pt.wikipedia.org/wiki/Microsoft_SQL_Server" text:style-name="Internet_20_link" text:visited-style-name="Visited_20_Internet_20_Link"><text:span text:style-name="T7">Microsoft SQL Server</text:span></text:a><text:span text:style-name="T7">, </text:span><text:a xlink:type="simple" xlink:href="https://pt.wikipedia.org/wiki/PostgreSQL" text:style-name="Internet_20_link" text:visited-style-name="Visited_20_Internet_20_Link"><text:span text:style-name="T7">PostgreSQL</text:span></text:a><text:span text:style-name="T7">, </text:span><text:a xlink:type="simple" xlink:href="https://pt.wikipedia.org/wiki/MySQL" text:style-name="Internet_20_link" text:visited-style-name="Visited_20_Internet_20_Link"><text:span text:style-name="T7">MySQL</text:span></text:a><text:span text:style-name="T7">, </text:span><text:a xlink:type="simple" xlink:href="https://pt.wikipedia.org/wiki/Oracle_database" text:style-name="Internet_20_link" text:visited-style-name="Visited_20_Internet_20_Link"><text:span text:style-name="T7">Oracle database</text:span></text:a><text:span text:style-name="T7">, </text:span><text:a xlink:type="simple" xlink:href="https://pt.wikipedia.org/wiki/DB2" text:style-name="Internet_20_link" text:visited-style-name="Visited_20_Internet_20_Link"><text:span text:style-name="T7">DB2</text:span></text:a><text:span text:style-name="T7">. </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1T14:13:27.126022634</meta:creation-date>
    <dc:date>2017-10-11T14:50:32.998974018</dc:date>
    <meta:editing-duration>PT16M45S</meta:editing-duration>
    <meta:editing-cycles>2</meta:editing-cycles>
    <meta:generator>LibreOffice/5.1.6.2$Linux_X86_64 LibreOffice_project/10m0$Build-2</meta:generator>
    <meta:document-statistic meta:table-count="0" meta:image-count="0" meta:object-count="0" meta:page-count="2" meta:paragraph-count="30" meta:word-count="440" meta:character-count="2807" meta:non-whitespace-character-count="2407"/>
  </office:meta>
</office:document-meta>
</file>